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Récap" style:family="table">
      <style:table-properties style:width="17cm" table:align="margins"/>
    </style:style>
    <style:style style:name="Récap.A" style:family="table-column">
      <style:table-column-properties style:column-width="5.667cm" style:rel-column-width="21845*"/>
    </style:style>
    <style:style style:name="Récap.A1" style:family="table-cell">
      <style:table-cell-properties style:writing-mode="page"/>
    </style:style>
    <style:style style:name="P1" style:family="paragraph" style:parent-style-name="Standard">
      <style:text-properties fo:color="#ff0000" fo:font-size="14pt" style:font-size-asian="12.25pt" style:font-size-complex="14pt"/>
    </style:style>
    <style:style style:name="P2" style:family="paragraph" style:parent-style-name="Standard">
      <style:text-properties fo:color="#ff0000" fo:font-size="12pt" fo:font-weight="normal" officeooo:rsid="0019e5b0" officeooo:paragraph-rsid="0019e5b0" style:font-size-asian="10.5pt" style:font-weight-asian="normal" style:font-size-complex="12pt" style:font-weight-complex="normal"/>
    </style:style>
    <style:style style:name="P3" style:family="paragraph" style:parent-style-name="Standard">
      <style:text-properties fo:color="#ff0000" fo:font-size="12pt" fo:font-weight="normal" officeooo:rsid="001b3d17" officeooo:paragraph-rsid="001b3d17" style:font-size-asian="10.5pt" style:font-weight-asian="normal" style:font-size-complex="12pt" style:font-weight-complex="normal"/>
    </style:style>
    <style:style style:name="P4" style:family="paragraph" style:parent-style-name="Standard">
      <style:text-properties fo:color="#ff0000" fo:font-size="12pt" fo:font-weight="normal" officeooo:rsid="001f326e" officeooo:paragraph-rsid="001f326e" style:font-size-asian="10.5pt" style:font-weight-asian="normal" style:font-size-complex="12pt" style:font-weight-complex="normal"/>
    </style:style>
    <style:style style:name="P5" style:family="paragraph" style:parent-style-name="Standard">
      <style:text-properties fo:color="#ff0000" fo:font-size="12pt" fo:font-weight="normal" officeooo:rsid="0021f3b8" officeooo:paragraph-rsid="0021f3b8" style:font-size-asian="10.5pt" style:font-weight-asian="normal" style:font-size-complex="12pt" style:font-weight-complex="normal"/>
    </style:style>
    <style:style style:name="P6" style:family="paragraph" style:parent-style-name="Standard">
      <style:text-properties fo:color="#000000" fo:font-size="12pt" fo:font-weight="normal" officeooo:rsid="001b3d17" officeooo:paragraph-rsid="001b3d17" style:font-size-asian="10.5pt" style:font-weight-asian="normal" style:font-size-complex="12pt" style:font-weight-complex="normal"/>
    </style:style>
    <style:style style:name="P7" style:family="paragraph" style:parent-style-name="Standard">
      <style:text-properties fo:color="#000000" fo:font-size="12pt" fo:font-weight="normal" officeooo:rsid="001f326e" officeooo:paragraph-rsid="001f326e" style:font-size-asian="10.5pt" style:font-weight-asian="normal" style:font-size-complex="12pt" style:font-weight-complex="normal"/>
    </style:style>
    <style:style style:name="P8" style:family="paragraph" style:parent-style-name="Standard">
      <style:text-properties fo:color="#000000" fo:font-size="12pt" fo:font-weight="normal" officeooo:rsid="002b5808" officeooo:paragraph-rsid="002b5808" style:font-size-asian="10.5pt" style:font-weight-asian="normal" style:font-size-complex="12pt" style:font-weight-complex="normal"/>
    </style:style>
    <style:style style:name="P9" style:family="paragraph" style:parent-style-name="Standard">
      <style:text-properties fo:color="#000000" fo:font-size="12pt" fo:font-weight="normal" officeooo:rsid="002b5a77" officeooo:paragraph-rsid="002b5a77" style:font-size-asian="10.5pt" style:font-weight-asian="normal" style:font-size-complex="12pt" style:font-weight-complex="normal"/>
    </style:style>
    <style:style style:name="P10" style:family="paragraph" style:parent-style-name="Table_20_Contents">
      <style:text-properties fo:font-size="12pt" style:font-size-asian="10.5pt" style:font-size-complex="12pt"/>
    </style:style>
    <style:style style:name="P11" style:family="paragraph" style:parent-style-name="Table_20_Contents">
      <style:text-properties fo:font-size="12pt" officeooo:rsid="00280398" officeooo:paragraph-rsid="00280398" style:font-size-asian="10.5pt" style:font-size-complex="12pt"/>
    </style:style>
    <style:style style:name="P12" style:family="paragraph" style:parent-style-name="Standard">
      <style:text-properties fo:color="#ff0000" fo:font-size="14pt" fo:font-weight="bold" officeooo:rsid="0019e5b0" style:font-size-asian="12.25pt" style:font-weight-asian="bold" style:font-size-complex="14pt" style:font-weight-complex="bold"/>
    </style:style>
    <style:style style:name="P13" style:family="paragraph" style:parent-style-name="Standard">
      <style:text-properties fo:color="#ff0000" style:font-name="Liberation Serif" fo:font-size="12pt" fo:font-weight="normal" officeooo:rsid="0021f3b8" officeooo:paragraph-rsid="0021f3b8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color="#ff0000" style:font-name="Liberation Serif" fo:font-size="12pt" fo:font-weight="normal" officeooo:rsid="00280398" officeooo:paragraph-rsid="00280398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color="#ff0000" style:font-name="Liberation Serif" fo:font-size="12pt" fo:font-weight="normal" officeooo:rsid="0028eadb" officeooo:paragraph-rsid="0028eadb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text-properties fo:color="#000000" fo:font-size="12pt" fo:font-weight="normal" officeooo:rsid="0019e5b0" officeooo:paragraph-rsid="001a9070" style:font-size-asian="10.5pt" style:font-weight-asian="normal" style:font-size-complex="12pt" style:font-weight-complex="normal"/>
    </style:style>
    <style:style style:name="P17" style:family="paragraph" style:parent-style-name="Standard" style:list-style-name="L2">
      <style:text-properties fo:color="#000000" fo:font-size="12pt" fo:font-weight="normal" officeooo:rsid="001b3d17" officeooo:paragraph-rsid="001b3d17" style:font-size-asian="10.5pt" style:font-weight-asian="normal" style:font-size-complex="12pt" style:font-weight-complex="normal"/>
    </style:style>
    <style:style style:name="P18" style:family="paragraph" style:parent-style-name="Standard" style:list-style-name="L3">
      <style:text-properties fo:color="#000000" fo:font-size="12pt" fo:font-weight="normal" officeooo:rsid="001f326e" officeooo:paragraph-rsid="001f326e" style:font-size-asian="10.5pt" style:font-weight-asian="normal" style:font-size-complex="12pt" style:font-weight-complex="normal"/>
    </style:style>
    <style:style style:name="P19" style:family="paragraph" style:parent-style-name="Standard" style:list-style-name="L4">
      <style:text-properties fo:color="#000000" fo:font-size="12pt" fo:font-weight="normal" officeooo:rsid="00238305" officeooo:paragraph-rsid="00238305" style:font-size-asian="10.5pt" style:font-weight-asian="normal" style:font-size-complex="12pt" style:font-weight-complex="normal"/>
    </style:style>
    <style:style style:name="P20" style:family="paragraph" style:parent-style-name="Standard" style:list-style-name="L4">
      <style:text-properties fo:color="#000000" fo:font-size="12pt" fo:font-weight="normal" officeooo:rsid="0026e971" officeooo:paragraph-rsid="0026e971" style:font-size-asian="10.5pt" style:font-weight-asian="normal" style:font-size-complex="12pt" style:font-weight-complex="normal"/>
    </style:style>
    <style:style style:name="P21" style:family="paragraph" style:parent-style-name="Standard" style:list-style-name="L5">
      <style:text-properties fo:color="#000000" fo:font-size="12pt" fo:font-weight="normal" officeooo:rsid="00294111" officeooo:paragraph-rsid="00294111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color="#000000" style:font-name="Liberation Serif" fo:font-size="12pt" fo:font-weight="normal" officeooo:rsid="0020b54e" officeooo:paragraph-rsid="001f326e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color="#000000" style:font-name="Liberation Serif" fo:font-size="12pt" fo:font-weight="normal" officeooo:rsid="0026e971" officeooo:paragraph-rsid="0026e971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color="#000000" style:font-name="Liberation Serif" fo:font-size="12pt" fo:font-weight="normal" officeooo:rsid="00280398" officeooo:paragraph-rsid="00280398" style:font-size-asian="10.5pt" style:font-weight-asian="normal" style:font-size-complex="12pt" style:font-weight-complex="normal"/>
    </style:style>
    <style:style style:name="P25" style:family="paragraph" style:parent-style-name="Standard" style:list-style-name="L5">
      <style:text-properties fo:color="#000000" style:font-name="Liberation Serif" fo:font-size="12pt" fo:font-weight="normal" officeooo:rsid="0028eadb" officeooo:paragraph-rsid="0028eadb" style:font-size-asian="10.5pt" style:font-weight-asian="normal" style:font-size-complex="12pt" style:font-weight-complex="normal"/>
    </style:style>
    <style:style style:name="P26" style:family="paragraph" style:parent-style-name="Standard" style:list-style-name="L5">
      <style:text-properties fo:color="#000000" style:font-name="Liberation Serif" fo:font-size="12pt" fo:font-weight="normal" officeooo:rsid="002a3857" officeooo:paragraph-rsid="002a3857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color="#000000" style:font-name="Liberation Serif" fo:font-size="12pt" fo:font-weight="normal" officeooo:rsid="002a3857" officeooo:paragraph-rsid="002a3857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color="#000000" style:font-name="Liberation Serif" fo:font-size="12pt" fo:font-weight="normal" officeooo:rsid="002b5808" officeooo:paragraph-rsid="002b5808" style:font-size-asian="10.5pt" style:font-weight-asian="normal" style:font-size-complex="12pt" style:font-weight-complex="normal"/>
    </style:style>
    <style:style style:name="T1" style:family="text">
      <style:text-properties fo:font-weight="bold" officeooo:rsid="0019e5b0" style:font-weight-asian="bold" style:font-weight-complex="bold"/>
    </style:style>
    <style:style style:name="T2" style:family="text">
      <style:text-properties officeooo:rsid="001a9070"/>
    </style:style>
    <style:style style:name="T3" style:family="text">
      <style:text-properties officeooo:rsid="001ce883"/>
    </style:style>
    <style:style style:name="T4" style:family="text">
      <style:text-properties style:font-name="Liberation Serif1"/>
    </style:style>
    <style:style style:name="T5" style:family="text">
      <style:text-properties style:font-name="Liberation Serif1" officeooo:rsid="001ce883"/>
    </style:style>
    <style:style style:name="T6" style:family="text">
      <style:text-properties style:font-name="Liberation Serif1" officeooo:rsid="001ce939"/>
    </style:style>
    <style:style style:name="T7" style:family="text">
      <style:text-properties style:font-name="Liberation Serif1" officeooo:rsid="001dd09b"/>
    </style:style>
    <style:style style:name="T8" style:family="text">
      <style:text-properties style:font-name="Liberation Serif1" officeooo:rsid="001f5fc9"/>
    </style:style>
    <style:style style:name="T9" style:family="text">
      <style:text-properties style:font-name="Liberation Serif1" officeooo:rsid="002101f9"/>
    </style:style>
    <style:style style:name="T10" style:family="text">
      <style:text-properties style:font-name="Liberation Serif1" officeooo:rsid="00249bad"/>
    </style:style>
    <style:style style:name="T11" style:family="text">
      <style:text-properties style:font-name="Liberation Serif1" officeooo:rsid="00280398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officeooo:rsid="001ce883"/>
    </style:style>
    <style:style style:name="T14" style:family="text">
      <style:text-properties style:font-name="Liberation Serif" officeooo:rsid="001ce939"/>
    </style:style>
    <style:style style:name="T15" style:family="text">
      <style:text-properties style:font-name="Liberation Serif" officeooo:rsid="001dd09b"/>
    </style:style>
    <style:style style:name="T16" style:family="text">
      <style:text-properties style:font-name="Liberation Serif" officeooo:rsid="001f5fc9"/>
    </style:style>
    <style:style style:name="T17" style:family="text">
      <style:text-properties style:font-name="Liberation Serif" officeooo:rsid="0020b54e"/>
    </style:style>
    <style:style style:name="T18" style:family="text">
      <style:text-properties style:font-name="Liberation Serif" officeooo:rsid="002101f9"/>
    </style:style>
    <style:style style:name="T19" style:family="text">
      <style:text-properties style:font-name="Liberation Serif" officeooo:rsid="00266c8b"/>
    </style:style>
    <style:style style:name="T20" style:family="text">
      <style:text-properties style:font-name="Liberation Serif" officeooo:rsid="00249bad"/>
    </style:style>
    <style:style style:name="T21" style:family="text">
      <style:text-properties style:font-name="Liberation Serif" officeooo:rsid="0026e971"/>
    </style:style>
    <style:style style:name="T22" style:family="text">
      <style:text-properties style:font-name="Liberation Serif" officeooo:rsid="00280398"/>
    </style:style>
    <style:style style:name="T23" style:family="text">
      <style:text-properties style:font-name="Liberation Serif" officeooo:rsid="002a3857"/>
    </style:style>
    <style:style style:name="T24" style:family="text">
      <style:text-properties officeooo:rsid="001f5fc9"/>
    </style:style>
    <style:style style:name="T25" style:family="text">
      <style:text-properties officeooo:rsid="002101f9"/>
    </style:style>
    <style:style style:name="T26" style:family="text">
      <style:text-properties officeooo:rsid="002803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">Éléments d’Algo : CM4</text:span></text:p>
      <text:p text:style-name="P12"/>
      <text:p text:style-name="P2">Algorithmes pour les ensembles :</text:p>
      <text:p text:style-name="P2"/>
      <text:list xml:id="list711185555" text:style-name="L1">
        <text:list-item>
          <text:p text:style-name="P16">Recherche dans une liste : - (Cf. Cours <text:span text:style-name="T2">)</text:span> algo recherche séquentielle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6"><text:s/>- <text:span text:style-name="T2">algo compter les occurrences d’un élément dans une liste</text:span></text:p>
                                      <text:p text:style-name="P16"><text:s/>- <text:span text:style-name="T2">algo pour trouver l’élément max/min </text:span><text:span text:style-name="T3">(max(L))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Complexité de ces recherches :</text:p>
      <text:p text:style-name="P3"/>
      <text:list xml:id="list2270881890" text:style-name="L2">
        <text:list-item>
          <text:p text:style-name="P17">déplacements dans la liste</text:p>
        </text:list-item>
        <text:list-item>
          <text:p text:style-name="P17">comparaisons d’éléments : <text:span text:style-name="T3">toutes effectuées en nombres équivalent,</text:span></text:p>
        </text:list-item>
      </text:list>
      <text:p text:style-name="P6"><text:tab/><text:tab/><text:tab/>- <text:span text:style-name="T3">max(L) ⇒ n-1 = </text:span><text:span text:style-name="T5">Θ</text:span><text:span text:style-name="T13">(n) comparaisons.</text:span></text:p>
      <text:p text:style-name="P6"><text:span text:style-name="T13"><text:tab/><text:tab/><text:tab/>- occurrences(x,L) ⇒ n = </text:span><text:span text:style-name="T5">Θ</text:span><text:span text:style-name="T13">(n) comparaisons.</text:span></text:p>
      <text:p text:style-name="P6"><text:span text:style-name="T13"><text:tab/><text:tab/><text:tab/>- recherche_séquentielle(x,L) ⇒ selon les cas entre 1 et n comparaisons, </text:span><text:span text:style-name="T6">Θ</text:span><text:span text:style-name="T14">(n) <text:tab/><text:tab/><text:tab/>dans le cas défavorable et (n+1)/2 = </text:span><text:span text:style-name="T6">Θ</text:span><text:span text:style-name="T14">(n) en moyenne dans le cas favorable. <text:tab/><text:tab/><text:tab/></text:span><text:span text:style-name="T15">On ne peut pas faire mieux que </text:span><text:span text:style-name="T7">Θ</text:span><text:span text:style-name="T15">(n).</text:span></text:p>
      <text:list xml:id="list150420293466146" text:continue-numbering="true" text:style-name="L2">
        <text:list-item>
          <text:p text:style-name="P17">(parfois) affectations, incrémentations de compteurs</text:p>
        </text:list-item>
      </text:list>
      <text:p text:style-name="P6"/>
      <text:p text:style-name="P4">Recherche dans un tableau trié :</text:p>
      <text:p text:style-name="P4"/>
      <text:list xml:id="list1080750614" text:style-name="L3">
        <text:list-item>
          <text:p text:style-name="P18">recherche séquentielle : - idée 1 : interrompre la recherche quand on trouve l’élément <text:span text:style-name="T25">⇒ <text:tab/><text:tab/><text:tab/><text:tab/><text:tab/></text:span><text:span text:style-name="T9">Θ</text:span><text:span text:style-name="T18">(n) comparaisons.</text:span></text:p>
        </text:list-item>
      </text:list>
      <text:p text:style-name="P7"><text:tab/><text:tab/><text:tab/><text:tab/> <text:s text:c="2"/>- idée 2 : la dichotomie <text:span text:style-name="T24">⇒ </text:span><text:span text:style-name="T8">Θ</text:span><text:span text:style-name="T16">(log n) compar</text:span><text:span text:style-name="T17">aisons</text:span></text:p>
      <text:p text:style-name="P22"/>
      <text:p text:style-name="P5"><text:span text:style-name="T17">S</text:span><text:span text:style-name="T12">upprimer les doublons d’une liste :</text:span></text:p>
      <text:p text:style-name="P13"/>
      <text:list xml:id="list1824072207" text:style-name="L4">
        <text:list-item>
          <text:p text:style-name="P19"><text:span text:style-name="T12">n tours de boucle, le i-ième faisant </text:span><text:span text:style-name="T4">Θ</text:span><text:span text:style-name="T12">(i) comparaisons (au pire) </text:span><text:span text:style-name="T20">⇒ </text:span><text:span text:style-name="T10">Θ</text:span><text:span text:style-name="T20">(n²) comparaisons </text:span><text:span text:style-name="T19">(au pire) </text:span><text:span text:style-name="T21">version naïve </text:span></text:p>
        </text:list-item>
        <text:list-item>
          <text:p text:style-name="P20"><text:span text:style-name="T12">⇒ </text:span><text:span text:style-name="T4">Θ</text:span><text:span text:style-name="T12">(n) comparaisons meilleure version</text:span></text:p>
        </text:list-item>
      </text:list>
      <text:p text:style-name="P23"/>
      <text:p text:style-name="P14">Récapitulatif :</text:p>
      <text:p text:style-name="P14"/>
      <text:p text:style-name="P24"><text:tab/></text:p>
      <table:table table:name="Récap" table:style-name="Récap">
        <table:table-column table:style-name="Récap.A" table:number-columns-repeated="3"/>
        <table:table-row table:style-name="TableLine94237239632352">
          <table:table-cell table:style-name="Récap.A1" office:value-type="string">
            <text:p text:style-name="P10"/>
          </table:table-cell>
          <table:table-cell table:style-name="Récap.A1" office:value-type="string">
            <text:p text:style-name="P10"><text:s text:c="5"/><text:span text:style-name="T26">Liste non triée/Liste triée</text:span></text:p>
          </table:table-cell>
          <table:table-cell table:style-name="Récap.A1" office:value-type="string">
            <text:p text:style-name="P10"><text:s text:c="7"/><text:span text:style-name="T26">Tableau non-triée/triée</text:span></text:p>
          </table:table-cell>
        </table:table-row>
        <table:table-row table:style-name="TableLine94237235034768">
          <table:table-cell table:style-name="Récap.A1" office:value-type="string">
            <text:p text:style-name="P11"><text:s text:c="16"/>max/min</text:p>
          </table:table-cell>
          <table:table-cell table:style-name="Récap.A1" office:value-type="string">
            <text:p text:style-name="P10"><text:s text:c="13"/><text:span text:style-name="T11">Θ</text:span><text:span text:style-name="T22">(n) / </text:span><text:span text:style-name="T11">Θ</text:span><text:span text:style-name="T22">(1)</text:span></text:p>
          </table:table-cell>
          <table:table-cell table:style-name="Récap.A1" office:value-type="string">
            <text:p text:style-name="P10"><text:s text:c="11"/></text:p>
          </table:table-cell>
        </table:table-row>
        <table:table-row table:style-name="TableLine94237235392144">
          <table:table-cell table:style-name="Récap.A1" office:value-type="string">
            <text:p text:style-name="P10"/>
          </table:table-cell>
          <table:table-cell table:style-name="Récap.A1" office:value-type="string">
            <text:p text:style-name="P10"/>
          </table:table-cell>
          <table:table-cell table:style-name="Récap.A1" office:value-type="string">
            <text:p text:style-name="P10"/>
          </table:table-cell>
        </table:table-row>
        <table:table-row table:style-name="TableLine94237208311312">
          <table:table-cell table:style-name="Récap.A1" office:value-type="string">
            <text:p text:style-name="P10"/>
          </table:table-cell>
          <table:table-cell table:style-name="Récap.A1" office:value-type="string">
            <text:p text:style-name="P10"/>
          </table:table-cell>
          <table:table-cell table:style-name="Récap.A1" office:value-type="string">
            <text:p text:style-name="P10"/>
          </table:table-cell>
        </table:table-row>
        <table:table-row table:style-name="TableLine94237236408240">
          <table:table-cell table:style-name="Récap.A1" office:value-type="string">
            <text:p text:style-name="P10"/>
          </table:table-cell>
          <table:table-cell table:style-name="Récap.A1" office:value-type="string">
            <text:p text:style-name="P10"/>
          </table:table-cell>
          <table:table-cell table:style-name="Récap.A1" office:value-type="string">
            <text:p text:style-name="P10"/>
          </table:table-cell>
        </table:table-row>
        <table:table-row table:style-name="TableLine94237239517792">
          <table:table-cell table:style-name="Récap.A1" office:value-type="string">
            <text:p text:style-name="P10"/>
          </table:table-cell>
          <table:table-cell table:style-name="Récap.A1" office:value-type="string">
            <text:p text:style-name="P10"/>
          </table:table-cell>
          <table:table-cell table:style-name="Récap.A1" office:value-type="string">
            <text:p text:style-name="P10"/>
          </table:table-cell>
        </table:table-row>
      </table:table>
      <text:p text:style-name="P24"/>
      <text:p text:style-name="P15">Trier une liste :</text:p>
      <text:p text:style-name="P15"/>
      <text:list xml:id="list606293450" text:style-name="L5">
        <text:list-item>
          <text:p text:style-name="P25">tri(L) : tri naïf (Cf. cours algo tri sélection)</text:p>
        </text:list-item>
        <text:list-item>
          <text:p text:style-name="P25">tri_en_place(L) : réordonne les éléments d’une liste sans l’aide d’autres listes (Cf. cours algo tri sélection)</text:p>
        </text:list-item>
        <text:list-item>
          <text:p text:style-name="P21"><text:span text:style-name="T12">Opérations élémentaires : </text:span><text:span text:style-name="T23">Cas d’une liste chaînée ⇒ coûts constants (tri insertion)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26">Cas d’un tableau ⇒ coûts linéaire (tri insertion)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p text:style-name="P8"><text:span text:style-name="T12">Remarque : pour avoir un meilleur cas en </text:span><text:span text:style-name="T4">Θ</text:span><text:span text:style-name="T12">(n), il est important d’effectuer le parcours de droite à gauche sinon la complexité serait </text:span><text:span text:style-name="T4">Θ</text:span><text:span text:style-name="T12">(n²) dans tous les cas.</text:span></text:p>
      <text:p text:style-name="P28"/>
      <text:p text:style-name="P9"><text:span text:style-name="T12">Tri par sélection : </text:span><text:span text:style-name="T4">Θ</text:span><text:span text:style-name="T12">(n²) comparaisons dans tous les cas</text:span></text:p>
      <text:p text:style-name="P9"><text:soft-page-break/><text:span text:style-name="T12">Tri par insertion : </text:span><text:span text:style-name="T4">Θ</text:span><text:span text:style-name="T12">(n²) comparaisons au pire</text:span></text:p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4:07:53.226715307</meta:creation-date>
    <dc:date>2022-02-09T15:54:11.960725114</dc:date>
    <meta:editing-duration>PT1H15M39S</meta:editing-duration>
    <meta:editing-cycles>19</meta:editing-cycles>
    <meta:generator>LibreOffice/6.4.7.2$Linux_X86_64 LibreOffice_project/40$Build-2</meta:generator>
    <meta:document-statistic meta:table-count="1" meta:image-count="0" meta:object-count="0" meta:page-count="2" meta:paragraph-count="33" meta:word-count="298" meta:character-count="1789" meta:non-whitespace-character-count="1455"/>
  </office:meta>
</office:document-meta>
</file>